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"/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12"/>
    <style:style style:name="ce6" style:family="table-cell" style:parent-style-name="Default" style:data-style-name="N115"/>
    <style:style style:name="ce7" style:family="table-cell" style:parent-style-name="Default" style:data-style-name="N1"/>
    <style:style style:name="ce8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ce1"/>
        <table:table-column table:style-name="co1" table:default-cell-style-name="ce2"/>
        <table:table-column table:style-name="co1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-7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011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01110000</text:p>
          </table:table-cell>
          <table:table-cell table:number-columns-repeated="2"/>
          <table:table-cell office:value-type="string" calcext:value-type="string">
            <text:p>-6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011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10001010</text:p>
          </table:table-cell>
          <table:table-cell table:number-columns-repeated="2"/>
          <table:table-cell office:value-type="string" calcext:value-type="string">
            <text:p>-5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0101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-4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0100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-3</text:p>
          </table:table-cell>
          <table:table-cell office:value-type="string" calcext:value-type="string">
            <text:p>0011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0011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-2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-1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/>
          <table:table-cell table:number-columns-repeated="2" office:value-type="string" calcext:value-type="string">
            <text:p>0000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1</text:p>
          </table:table-cell>
          <table:table-cell office:value-type="string" calcext:value-type="string">
            <text:p>1001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001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2</text:p>
          </table:table-cell>
          <table:table-cell office:value-type="string" calcext:value-type="string">
            <text:p>1010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010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3</text:p>
          </table:table-cell>
          <table:table-cell office:value-type="string" calcext:value-type="string">
            <text:p>1011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011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4</text:p>
          </table:table-cell>
          <table:table-cell office:value-type="string" calcext:value-type="string">
            <text:p>1100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100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5</text:p>
          </table:table-cell>
          <table:table-cell office:value-type="string" calcext:value-type="string">
            <text:p>1101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101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6</text:p>
          </table:table-cell>
          <table:table-cell office:value-type="string" calcext:value-type="string">
            <text:p>1110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110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7</text:p>
          </table:table-cell>
          <table:table-cell office:value-type="string" calcext:value-type="string">
            <text:p>1111</text:p>
          </table:table-cell>
          <table:table-cell table:style-name="ce1" office:value-type="string" calcext:value-type="string">
            <text:p>0000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111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shapes>
          <draw:frame draw:z-index="0" draw:style-name="gr1" draw:text-style-name="P1" svg:width="127.76mm" svg:height="101.48mm" svg:x="3.05mm" svg:y="71.99mm">
            <draw:object draw:notify-on-update-of-ranges="Лист2.K13:Лист2.K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9"/>
          <table:table-cell office:value-type="float" office:value="0.1" calcext:value-type="float">
            <text:p>0,100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6"/>
          <table:table-cell table:style-name="ce7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H13]^[.$J$7]" office:value-type="float" office:value="1" calcext:value-type="float">
            <text:p>1</text:p>
          </table:table-cell>
          <table:table-cell table:style-name="ce6" table:formula="of:=(1/[.I13])" office:value-type="float" office:value="1" calcext:value-type="float">
            <text:p>1,0000000</text:p>
          </table:table-cell>
          <table:table-cell table:style-name="ce8" table:formula="of:=[.K12]-[.L13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DEC2BIN([.K13];7)" office:value-type="string" office:string-value="0100111" calcext:value-type="string">
            <text:p>0100111</text:p>
          </table:table-cell>
          <table:table-cell table:formula="of:=CONCATENATE(&quot;B&quot;;[.M13];&quot;0,&quot;)" office:value-type="string" office:string-value="B01001110," calcext:value-type="string">
            <text:p>B01001110,</text:p>
          </table:table-cell>
        </table:table-row>
        <table:table-row table:style-name="ro1">
          <table:table-cell table:number-columns-repeated="3"/>
          <table:table-cell table:formula="of:=[.D13]*[.D12]" office:value-type="float" office:value="120" calcext:value-type="float">
            <text:p>120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formula="of:=[.H14]^[.$J$7]" office:value-type="float" office:value="1.07177346253629" calcext:value-type="float">
            <text:p>1</text:p>
          </table:table-cell>
          <table:table-cell table:style-name="ce6" table:formula="of:=(1/[.I14])" office:value-type="float" office:value="0.933032991536807" calcext:value-type="float">
            <text:p>0,9330330</text:p>
          </table:table-cell>
          <table:table-cell table:style-name="ce8" table:formula="of:=[.K13]-[.L14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DEC2BIN([.K14];7)" office:value-type="string" office:string-value="0100110" calcext:value-type="string">
            <text:p>0100110</text:p>
          </table:table-cell>
          <table:table-cell table:formula="of:=CONCATENATE(&quot;B&quot;;[.M14];&quot;0,&quot;)" office:value-type="string" office:string-value="B01001100," calcext:value-type="string">
            <text:p>B01001100,</text:p>
          </table:table-cell>
        </table:table-row>
        <table:table-row table:style-name="ro1"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formula="of:=[.H15]^[.$J$7]" office:value-type="float" office:value="1.1161231740339" calcext:value-type="float">
            <text:p>1</text:p>
          </table:table-cell>
          <table:table-cell table:style-name="ce6" table:formula="of:=(1/[.I15])" office:value-type="float" office:value="0.895958459840762" calcext:value-type="float">
            <text:p>0,8959585</text:p>
          </table:table-cell>
          <table:table-cell table:style-name="ce8" table:formula="of:=[.K14]-[.L15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DEC2BIN([.K15];7)" office:value-type="string" office:string-value="0100101" calcext:value-type="string">
            <text:p>0100101</text:p>
          </table:table-cell>
          <table:table-cell table:formula="of:=CONCATENATE(&quot;B&quot;;[.M15];&quot;0,&quot;)" office:value-type="string" office:string-value="B01001010," calcext:value-type="string">
            <text:p>B01001010,</text:p>
          </table:table-cell>
        </table:table-row>
        <table:table-row table:style-name="ro1"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formula="of:=[.H16]^[.$J$7]" office:value-type="float" office:value="1.14869835499704" calcext:value-type="float">
            <text:p>1</text:p>
          </table:table-cell>
          <table:table-cell table:style-name="ce6" table:formula="of:=(1/[.I16])" office:value-type="float" office:value="0.870550563296124" calcext:value-type="float">
            <text:p>0,8705506</text:p>
          </table:table-cell>
          <table:table-cell table:style-name="ce8" table:formula="of:=[.K15]-[.L16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DEC2BIN([.K16];7)" office:value-type="string" office:string-value="0100100" calcext:value-type="string">
            <text:p>0100100</text:p>
          </table:table-cell>
          <table:table-cell table:formula="of:=CONCATENATE(&quot;B&quot;;[.M16];&quot;0,&quot;)" office:value-type="string" office:string-value="B01001000," calcext:value-type="string">
            <text:p>B01001000,</text:p>
          </table:table-cell>
        </table:table-row>
        <table:table-row table:style-name="ro1"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formula="of:=[.H17]^[.$J$7]" office:value-type="float" office:value="1.17461894308802" calcext:value-type="float">
            <text:p>1</text:p>
          </table:table-cell>
          <table:table-cell table:style-name="ce6" table:formula="of:=(1/[.I17])" office:value-type="float" office:value="0.851339922520785" calcext:value-type="float">
            <text:p>0,8513399</text:p>
          </table:table-cell>
          <table:table-cell table:style-name="ce8" table:formula="of:=[.K16]-[.L17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DEC2BIN([.K17];7)" office:value-type="string" office:string-value="0100011" calcext:value-type="string">
            <text:p>0100011</text:p>
          </table:table-cell>
          <table:table-cell table:formula="of:=CONCATENATE(&quot;B&quot;;[.M17];&quot;0,&quot;)" office:value-type="string" office:string-value="B01000110," calcext:value-type="string">
            <text:p>B01000110,</text:p>
          </table:table-cell>
        </table:table-row>
        <table:table-row table:style-name="ro1">
          <table:table-cell table:number-columns-repeated="7"/>
          <table:table-cell table:style-name="ce3" office:value-type="float" office:value="6" calcext:value-type="float">
            <text:p>6</text:p>
          </table:table-cell>
          <table:table-cell table:formula="of:=[.H18]^[.$J$7]" office:value-type="float" office:value="1.19623119885132" calcext:value-type="float">
            <text:p>1</text:p>
          </table:table-cell>
          <table:table-cell table:style-name="ce6" table:formula="of:=(1/[.I18])" office:value-type="float" office:value="0.835958802077937" calcext:value-type="float">
            <text:p>0,8359588</text:p>
          </table:table-cell>
          <table:table-cell table:style-name="ce8" table:formula="of:=[.K17]-[.L1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DEC2BIN([.K18];7)" office:value-type="string" office:string-value="0100010" calcext:value-type="string">
            <text:p>0100010</text:p>
          </table:table-cell>
          <table:table-cell table:formula="of:=CONCATENATE(&quot;B&quot;;[.M18];&quot;0,&quot;)" office:value-type="string" office:string-value="B01000100," calcext:value-type="string">
            <text:p>B01000100,</text:p>
          </table:table-cell>
        </table:table-row>
        <table:table-row table:style-name="ro1"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formula="of:=[.H19]^[.$J$7]" office:value-type="float" office:value="1.21481404403907" calcext:value-type="float">
            <text:p>1</text:p>
          </table:table-cell>
          <table:table-cell table:style-name="ce6" table:formula="of:=(1/[.I19])" office:value-type="float" office:value="0.823171253993044" calcext:value-type="float">
            <text:p>0,8231713</text:p>
          </table:table-cell>
          <table:table-cell table:style-name="ce8" table:formula="of:=[.K18]-[.L1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DEC2BIN([.K19];7)" office:value-type="string" office:string-value="0100001" calcext:value-type="string">
            <text:p>0100001</text:p>
          </table:table-cell>
          <table:table-cell table:formula="of:=CONCATENATE(&quot;B&quot;;[.M19];&quot;0,&quot;)" office:value-type="string" office:string-value="B01000010," calcext:value-type="string">
            <text:p>B01000010,</text:p>
          </table:table-cell>
        </table:table-row>
        <table:table-row table:style-name="ro1">
          <table:table-cell table:number-columns-repeated="7"/>
          <table:table-cell table:style-name="ce3" office:value-type="float" office:value="8" calcext:value-type="float">
            <text:p>8</text:p>
          </table:table-cell>
          <table:table-cell table:formula="of:=[.H20]^[.$J$7]" office:value-type="float" office:value="1.23114441334492" calcext:value-type="float">
            <text:p>1</text:p>
          </table:table-cell>
          <table:table-cell table:style-name="ce6" table:formula="of:=(1/[.I20])" office:value-type="float" office:value="0.812252396356235" calcext:value-type="float">
            <text:p>0,8122524</text:p>
          </table:table-cell>
          <table:table-cell table:style-name="ce8" table:formula="of:=[.K19]-[.L20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DEC2BIN([.K20];7)" office:value-type="string" office:string-value="0100000" calcext:value-type="string">
            <text:p>0100000</text:p>
          </table:table-cell>
          <table:table-cell table:formula="of:=CONCATENATE(&quot;B&quot;;[.M20];&quot;0,&quot;)" office:value-type="string" office:string-value="B01000000," calcext:value-type="string">
            <text:p>B01000000,</text:p>
          </table:table-cell>
        </table:table-row>
        <table:table-row table:style-name="ro1">
          <table:table-cell table:number-columns-repeated="7"/>
          <table:table-cell table:style-name="ce3" office:value-type="float" office:value="9" calcext:value-type="float">
            <text:p>9</text:p>
          </table:table-cell>
          <table:table-cell table:formula="of:=[.H21]^[.$J$7]" office:value-type="float" office:value="1.24573093961552" calcext:value-type="float">
            <text:p>1</text:p>
          </table:table-cell>
          <table:table-cell table:style-name="ce6" table:formula="of:=(1/[.I21])" office:value-type="float" office:value="0.802741561760231" calcext:value-type="float">
            <text:p>0,8027416</text:p>
          </table:table-cell>
          <table:table-cell table:style-name="ce8" table:formula="of:=[.K20]-[.L21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DEC2BIN([.K21];7)" office:value-type="string" office:string-value="0011111" calcext:value-type="string">
            <text:p>0011111</text:p>
          </table:table-cell>
          <table:table-cell table:formula="of:=CONCATENATE(&quot;B&quot;;[.M21];&quot;0,&quot;)" office:value-type="string" office:string-value="B00111110," calcext:value-type="string">
            <text:p>B00111110,</text:p>
          </table:table-cell>
        </table:table-row>
        <table:table-row table:style-name="ro1">
          <table:table-cell table:number-columns-repeated="7"/>
          <table:table-cell table:style-name="ce3" office:value-type="float" office:value="10" calcext:value-type="float">
            <text:p>10</text:p>
          </table:table-cell>
          <table:table-cell table:formula="of:=[.H22]^[.$J$7]" office:value-type="float" office:value="1.25892541179417" calcext:value-type="float">
            <text:p>1</text:p>
          </table:table-cell>
          <table:table-cell table:style-name="ce6" table:formula="of:=(1/[.I22])" office:value-type="float" office:value="0.794328234724282" calcext:value-type="float">
            <text:p>0,7943282</text:p>
          </table:table-cell>
          <table:table-cell table:style-name="ce8" table:formula="of:=[.K21]-[.L2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DEC2BIN([.K22];7)" office:value-type="string" office:string-value="0011110" calcext:value-type="string">
            <text:p>0011110</text:p>
          </table:table-cell>
          <table:table-cell table:formula="of:=CONCATENATE(&quot;B&quot;;[.M22];&quot;0,&quot;)" office:value-type="string" office:string-value="B00111100," calcext:value-type="string">
            <text:p>B00111100,</text:p>
          </table:table-cell>
        </table:table-row>
        <table:table-row table:style-name="ro1">
          <table:table-cell table:number-columns-repeated="7"/>
          <table:table-cell table:style-name="ce3" office:value-type="float" office:value="11" calcext:value-type="float">
            <text:p>11</text:p>
          </table:table-cell>
          <table:table-cell table:formula="of:=[.H23]^[.$J$7]" office:value-type="float" office:value="1.27098161521014" calcext:value-type="float">
            <text:p>1</text:p>
          </table:table-cell>
          <table:table-cell table:style-name="ce6" table:formula="of:=(1/[.I23])" office:value-type="float" office:value="0.786793442196772" calcext:value-type="float">
            <text:p>0,7867934</text:p>
          </table:table-cell>
          <table:table-cell table:style-name="ce8" table:formula="of:=[.K22]-[.L23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DEC2BIN([.K23];7)" office:value-type="string" office:string-value="0011101" calcext:value-type="string">
            <text:p>0011101</text:p>
          </table:table-cell>
          <table:table-cell table:formula="of:=CONCATENATE(&quot;B&quot;;[.M23];&quot;0,&quot;)" office:value-type="string" office:string-value="B00111010," calcext:value-type="string">
            <text:p>B00111010,</text:p>
          </table:table-cell>
        </table:table-row>
        <table:table-row table:style-name="ro1">
          <table:table-cell table:number-columns-repeated="7"/>
          <table:table-cell table:style-name="ce3" office:value-type="float" office:value="12" calcext:value-type="float">
            <text:p>12</text:p>
          </table:table-cell>
          <table:table-cell table:formula="of:=[.H24]^[.$J$7]" office:value-type="float" office:value="1.28208885398682" calcext:value-type="float">
            <text:p>1</text:p>
          </table:table-cell>
          <table:table-cell table:style-name="ce6" table:formula="of:=(1/[.I24])" office:value-type="float" office:value="0.779977141904303" calcext:value-type="float">
            <text:p>0,7799771</text:p>
          </table:table-cell>
          <table:table-cell table:style-name="ce8" table:formula="of:=[.K23]-[.L24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DEC2BIN([.K24];7)" office:value-type="string" office:string-value="0011100" calcext:value-type="string">
            <text:p>0011100</text:p>
          </table:table-cell>
          <table:table-cell table:formula="of:=CONCATENATE(&quot;B&quot;;[.M24];&quot;0,&quot;)" office:value-type="string" office:string-value="B00111000," calcext:value-type="string">
            <text:p>B00111000,</text:p>
          </table:table-cell>
        </table:table-row>
        <table:table-row table:style-name="ro1">
          <table:table-cell table:number-columns-repeated="7"/>
          <table:table-cell table:style-name="ce3" office:value-type="float" office:value="13" calcext:value-type="float">
            <text:p>13</text:p>
          </table:table-cell>
          <table:table-cell table:formula="of:=[.H25]^[.$J$7]" office:value-type="float" office:value="1.29239222078083" calcext:value-type="float">
            <text:p>1</text:p>
          </table:table-cell>
          <table:table-cell table:style-name="ce6" table:formula="of:=(1/[.I25])" office:value-type="float" office:value="0.773758913061102" calcext:value-type="float">
            <text:p>0,7737589</text:p>
          </table:table-cell>
          <table:table-cell table:style-name="ce8" table:formula="of:=[.K24]-[.L25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DEC2BIN([.K25];7)" office:value-type="string" office:string-value="0011011" calcext:value-type="string">
            <text:p>0011011</text:p>
          </table:table-cell>
          <table:table-cell table:formula="of:=CONCATENATE(&quot;B&quot;;[.M25];&quot;0,&quot;)" office:value-type="string" office:string-value="B00110110," calcext:value-type="string">
            <text:p>B00110110,</text:p>
          </table:table-cell>
        </table:table-row>
        <table:table-row table:style-name="ro1">
          <table:table-cell table:number-columns-repeated="7"/>
          <table:table-cell table:style-name="ce3" office:value-type="float" office:value="14" calcext:value-type="float">
            <text:p>14</text:p>
          </table:table-cell>
          <table:table-cell table:formula="of:=[.H26]^[.$J$7]" office:value-type="float" office:value="1.30200545431747" calcext:value-type="float">
            <text:p>1</text:p>
          </table:table-cell>
          <table:table-cell table:style-name="ce6" table:formula="of:=(1/[.I26])" office:value-type="float" office:value="0.768045937660235" calcext:value-type="float">
            <text:p>0,7680459</text:p>
          </table:table-cell>
          <table:table-cell table:style-name="ce8" table:formula="of:=[.K25]-[.L26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DEC2BIN([.K26];7)" office:value-type="string" office:string-value="0011010" calcext:value-type="string">
            <text:p>0011010</text:p>
          </table:table-cell>
          <table:table-cell table:formula="of:=CONCATENATE(&quot;B&quot;;[.M26];&quot;0,&quot;)" office:value-type="string" office:string-value="B00110100," calcext:value-type="string">
            <text:p>B00110100,</text:p>
          </table:table-cell>
        </table:table-row>
        <table:table-row table:style-name="ro1">
          <table:table-cell table:number-columns-repeated="7"/>
          <table:table-cell table:style-name="ce3" office:value-type="float" office:value="15" calcext:value-type="float">
            <text:p>15</text:p>
          </table:table-cell>
          <table:table-cell table:formula="of:=[.H27]^[.$J$7]" office:value-type="float" office:value="1.31101942303975" calcext:value-type="float">
            <text:p>1</text:p>
          </table:table-cell>
          <table:table-cell table:style-name="ce6" table:formula="of:=(1/[.I27])" office:value-type="float" office:value="0.762765205782676" calcext:value-type="float">
            <text:p>0,7627652</text:p>
          </table:table-cell>
          <table:table-cell table:style-name="ce8" table:formula="of:=[.K26]-[.L2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DEC2BIN([.K27];7)" office:value-type="string" office:string-value="0011001" calcext:value-type="string">
            <text:p>0011001</text:p>
          </table:table-cell>
          <table:table-cell table:formula="of:=CONCATENATE(&quot;B&quot;;[.M27];&quot;0,&quot;)" office:value-type="string" office:string-value="B00110010," calcext:value-type="string">
            <text:p>B00110010,</text:p>
          </table:table-cell>
        </table:table-row>
        <table:table-row table:style-name="ro1">
          <table:table-cell table:number-columns-repeated="7"/>
          <table:table-cell table:style-name="ce3" office:value-type="float" office:value="16" calcext:value-type="float">
            <text:p>16</text:p>
          </table:table-cell>
          <table:table-cell table:formula="of:=[.H28]^[.$J$7]" office:value-type="float" office:value="1.31950791077289" calcext:value-type="float">
            <text:p>1</text:p>
          </table:table-cell>
          <table:table-cell table:style-name="ce6" table:formula="of:=(1/[.I28])" office:value-type="float" office:value="0.757858283255199" calcext:value-type="float">
            <text:p>0,7578583</text:p>
          </table:table-cell>
          <table:table-cell table:style-name="ce8" table:formula="of:=[.K27]-[.L28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DEC2BIN([.K28];7)" office:value-type="string" office:string-value="0011000" calcext:value-type="string">
            <text:p>0011000</text:p>
          </table:table-cell>
          <table:table-cell table:formula="of:=CONCATENATE(&quot;B&quot;;[.M28];&quot;0,&quot;)" office:value-type="string" office:string-value="B00110000," calcext:value-type="string">
            <text:p>B00110000,</text:p>
          </table:table-cell>
        </table:table-row>
        <table:table-row table:style-name="ro1">
          <table:table-cell table:number-columns-repeated="7"/>
          <table:table-cell table:style-name="ce3" office:value-type="float" office:value="17" calcext:value-type="float">
            <text:p>17</text:p>
          </table:table-cell>
          <table:table-cell table:formula="of:=[.H29]^[.$J$7]" office:value-type="float" office:value="1.32753167488852" calcext:value-type="float">
            <text:p>1</text:p>
          </table:table-cell>
          <table:table-cell table:style-name="ce6" table:formula="of:=(1/[.I29])" office:value-type="float" office:value="0.753277694925039" calcext:value-type="float">
            <text:p>0,7532777</text:p>
          </table:table-cell>
          <table:table-cell table:style-name="ce8" table:formula="of:=[.K28]-[.L29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DEC2BIN([.K29];7)" office:value-type="string" office:string-value="0010111" calcext:value-type="string">
            <text:p>0010111</text:p>
          </table:table-cell>
          <table:table-cell table:formula="of:=CONCATENATE(&quot;B&quot;;[.M29];&quot;0,&quot;)" office:value-type="string" office:string-value="B00101110," calcext:value-type="string">
            <text:p>B00101110,</text:p>
          </table:table-cell>
        </table:table-row>
        <table:table-row table:style-name="ro1">
          <table:table-cell table:number-columns-repeated="7"/>
          <table:table-cell table:style-name="ce3" office:value-type="float" office:value="18" calcext:value-type="float">
            <text:p>18</text:p>
          </table:table-cell>
          <table:table-cell table:formula="of:=[.H30]^[.$J$7]" office:value-type="float" office:value="1.33514136254031" calcext:value-type="float">
            <text:p>1</text:p>
          </table:table-cell>
          <table:table-cell table:style-name="ce6" table:formula="of:=(1/[.I30])" office:value-type="float" office:value="0.748984360800077" calcext:value-type="float">
            <text:p>0,7489844</text:p>
          </table:table-cell>
          <table:table-cell table:style-name="ce8" table:formula="of:=[.K29]-[.L30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DEC2BIN([.K30];7)" office:value-type="string" office:string-value="0010110" calcext:value-type="string">
            <text:p>0010110</text:p>
          </table:table-cell>
          <table:table-cell table:formula="of:=CONCATENATE(&quot;B&quot;;[.M30];&quot;0,&quot;)" office:value-type="string" office:string-value="B00101100," calcext:value-type="string">
            <text:p>B00101100,</text:p>
          </table:table-cell>
        </table:table-row>
        <table:table-row table:style-name="ro1">
          <table:table-cell table:number-columns-repeated="7"/>
          <table:table-cell table:style-name="ce3" office:value-type="float" office:value="19" calcext:value-type="float">
            <text:p>19</text:p>
          </table:table-cell>
          <table:table-cell table:formula="of:=[.H31]^[.$J$7]" office:value-type="float" office:value="1.3423796509621" calcext:value-type="float">
            <text:p>1</text:p>
          </table:table-cell>
          <table:table-cell table:style-name="ce6" table:formula="of:=(1/[.I31])" office:value-type="float" office:value="0.744945738177187" calcext:value-type="float">
            <text:p>0,7449457</text:p>
          </table:table-cell>
          <table:table-cell table:style-name="ce8" table:formula="of:=[.K30]-[.L31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DEC2BIN([.K31];7)" office:value-type="string" office:string-value="0010101" calcext:value-type="string">
            <text:p>0010101</text:p>
          </table:table-cell>
          <table:table-cell table:formula="of:=CONCATENATE(&quot;B&quot;;[.M31];&quot;0,&quot;)" office:value-type="string" office:string-value="B00101010," calcext:value-type="string">
            <text:p>B00101010,</text:p>
          </table:table-cell>
        </table:table-row>
        <table:table-row table:style-name="ro1">
          <table:table-cell table:number-columns-repeated="7"/>
          <table:table-cell table:style-name="ce3" office:value-type="float" office:value="20" calcext:value-type="float">
            <text:p>20</text:p>
          </table:table-cell>
          <table:table-cell table:formula="of:=[.H32]^[.$J$7]" office:value-type="float" office:value="1.34928284767356" calcext:value-type="float">
            <text:p>1</text:p>
          </table:table-cell>
          <table:table-cell table:style-name="ce6" table:formula="of:=(1/[.I32])" office:value-type="float" office:value="0.741134449106948" calcext:value-type="float">
            <text:p>0,7411344</text:p>
          </table:table-cell>
          <table:table-cell table:style-name="ce8" table:formula="of:=[.K31]-[.L3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DEC2BIN([.K32];7)" office:value-type="string" office:string-value="0010100" calcext:value-type="string">
            <text:p>0010100</text:p>
          </table:table-cell>
          <table:table-cell table:formula="of:=CONCATENATE(&quot;B&quot;;[.M32];&quot;0,&quot;)" office:value-type="string" office:string-value="B00101000," calcext:value-type="string">
            <text:p>B00101000,</text:p>
          </table:table-cell>
        </table:table-row>
        <table:table-row table:style-name="ro1">
          <table:table-cell table:number-columns-repeated="7"/>
          <table:table-cell table:style-name="ce3" office:value-type="float" office:value="21" calcext:value-type="float">
            <text:p>21</text:p>
          </table:table-cell>
          <table:table-cell table:formula="of:=[.H33]^[.$J$7]" office:value-type="float" office:value="1.35588210669385" calcext:value-type="float">
            <text:p>1</text:p>
          </table:table-cell>
          <table:table-cell table:style-name="ce6" table:formula="of:=(1/[.I33])" office:value-type="float" office:value="0.737527248912797" calcext:value-type="float">
            <text:p>0,7375272</text:p>
          </table:table-cell>
          <table:table-cell table:style-name="ce8" table:formula="of:=[.K32]-[.L33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DEC2BIN([.K33];7)" office:value-type="string" office:string-value="0010011" calcext:value-type="string">
            <text:p>0010011</text:p>
          </table:table-cell>
          <table:table-cell table:formula="of:=CONCATENATE(&quot;B&quot;;[.M33];&quot;0,&quot;)" office:value-type="string" office:string-value="B00100110," calcext:value-type="string">
            <text:p>B00100110,</text:p>
          </table:table-cell>
        </table:table-row>
        <table:table-row table:style-name="ro1">
          <table:table-cell table:number-columns-repeated="7"/>
          <table:table-cell table:style-name="ce3" office:value-type="float" office:value="22" calcext:value-type="float">
            <text:p>22</text:p>
          </table:table-cell>
          <table:table-cell table:formula="of:=[.H34]^[.$J$7]" office:value-type="float" office:value="1.36220436655374" calcext:value-type="float">
            <text:p>1</text:p>
          </table:table-cell>
          <table:table-cell table:style-name="ce6" table:formula="of:=(1/[.I34])" office:value-type="float" office:value="0.734104239094396" calcext:value-type="float">
            <text:p>0,7341042</text:p>
          </table:table-cell>
          <table:table-cell table:style-name="ce8" table:formula="of:=[.K33]-[.L34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DEC2BIN([.K34];7)" office:value-type="string" office:string-value="0010010" calcext:value-type="string">
            <text:p>0010010</text:p>
          </table:table-cell>
          <table:table-cell table:formula="of:=CONCATENATE(&quot;B&quot;;[.M34];&quot;0,&quot;)" office:value-type="string" office:string-value="B00100100," calcext:value-type="string">
            <text:p>B00100100,</text:p>
          </table:table-cell>
        </table:table-row>
        <table:table-row table:style-name="ro1">
          <table:table-cell table:number-columns-repeated="7"/>
          <table:table-cell table:style-name="ce3" office:value-type="float" office:value="23" calcext:value-type="float">
            <text:p>23</text:p>
          </table:table-cell>
          <table:table-cell table:formula="of:=[.H35]^[.$J$7]" office:value-type="float" office:value="1.36827308332615" calcext:value-type="float">
            <text:p>1</text:p>
          </table:table-cell>
          <table:table-cell table:style-name="ce6" table:formula="of:=(1/[.I35])" office:value-type="float" office:value="0.730848258425933" calcext:value-type="float">
            <text:p>0,7308483</text:p>
          </table:table-cell>
          <table:table-cell table:style-name="ce8" table:formula="of:=[.K34]-[.L35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DEC2BIN([.K35];7)" office:value-type="string" office:string-value="0010001" calcext:value-type="string">
            <text:p>0010001</text:p>
          </table:table-cell>
          <table:table-cell table:formula="of:=CONCATENATE(&quot;B&quot;;[.M35];&quot;0,&quot;)" office:value-type="string" office:string-value="B00100010," calcext:value-type="string">
            <text:p>B00100010,</text:p>
          </table:table-cell>
        </table:table-row>
        <table:table-row table:style-name="ro1">
          <table:table-cell table:number-columns-repeated="7"/>
          <table:table-cell table:style-name="ce3" office:value-type="float" office:value="24" calcext:value-type="float">
            <text:p>24</text:p>
          </table:table-cell>
          <table:table-cell table:formula="of:=[.H36]^[.$J$7]" office:value-type="float" office:value="1.37410881031664" calcext:value-type="float">
            <text:p>1</text:p>
          </table:table-cell>
          <table:table-cell table:style-name="ce6" table:formula="of:=(1/[.I36])" office:value-type="float" office:value="0.727744406041301" calcext:value-type="float">
            <text:p>0,7277444</text:p>
          </table:table-cell>
          <table:table-cell table:style-name="ce8" table:formula="of:=[.K35]-[.L36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DEC2BIN([.K36];7)" office:value-type="string" office:string-value="0010000" calcext:value-type="string">
            <text:p>0010000</text:p>
          </table:table-cell>
          <table:table-cell table:formula="of:=CONCATENATE(&quot;B&quot;;[.M36];&quot;0,&quot;)" office:value-type="string" office:string-value="B00100000," calcext:value-type="string">
            <text:p>B00100000,</text:p>
          </table:table-cell>
        </table:table-row>
        <table:table-row table:style-name="ro1">
          <table:table-cell table:number-columns-repeated="7"/>
          <table:table-cell table:style-name="ce3" office:value-type="float" office:value="25" calcext:value-type="float">
            <text:p>25</text:p>
          </table:table-cell>
          <table:table-cell table:formula="of:=[.H37]^[.$J$7]" office:value-type="float" office:value="1.37972966146122" calcext:value-type="float">
            <text:p>1</text:p>
          </table:table-cell>
          <table:table-cell table:style-name="ce6" table:formula="of:=(1/[.I37])" office:value-type="float" office:value="0.724779663677696" calcext:value-type="float">
            <text:p>0,7247797</text:p>
          </table:table-cell>
          <table:table-cell table:style-name="ce8" table:formula="of:=[.K36]-[.L3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DEC2BIN([.K37];7)" office:value-type="string" office:string-value="0001111" calcext:value-type="string">
            <text:p>0001111</text:p>
          </table:table-cell>
          <table:table-cell table:formula="of:=CONCATENATE(&quot;B&quot;;[.M37];&quot;0,&quot;)" office:value-type="string" office:string-value="B00011110," calcext:value-type="string">
            <text:p>B00011110,</text:p>
          </table:table-cell>
        </table:table-row>
        <table:table-row table:style-name="ro1">
          <table:table-cell table:number-columns-repeated="7"/>
          <table:table-cell table:style-name="ce3" office:value-type="float" office:value="26" calcext:value-type="float">
            <text:p>26</text:p>
          </table:table-cell>
          <table:table-cell table:formula="of:=[.H38]^[.$J$7]" office:value-type="float" office:value="1.38515168542124" calcext:value-type="float">
            <text:p>1</text:p>
          </table:table-cell>
          <table:table-cell table:style-name="ce6" table:formula="of:=(1/[.I38])" office:value-type="float" office:value="0.721942593381668" calcext:value-type="float">
            <text:p>0,7219426</text:p>
          </table:table-cell>
          <table:table-cell table:style-name="ce8" table:formula="of:=[.K37]-[.L38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DEC2BIN([.K38];7)" office:value-type="string" office:string-value="0001110" calcext:value-type="string">
            <text:p>0001110</text:p>
          </table:table-cell>
          <table:table-cell table:formula="of:=CONCATENATE(&quot;B&quot;;[.M38];&quot;0,&quot;)" office:value-type="string" office:string-value="B00011100," calcext:value-type="string">
            <text:p>B00011100,</text:p>
          </table:table-cell>
        </table:table-row>
        <table:table-row table:style-name="ro1">
          <table:table-cell table:number-columns-repeated="7"/>
          <table:table-cell table:style-name="ce3" office:value-type="float" office:value="27" calcext:value-type="float">
            <text:p>27</text:p>
          </table:table-cell>
          <table:table-cell table:formula="of:=[.H39]^[.$J$7]" office:value-type="float" office:value="1.39038917031591" calcext:value-type="float">
            <text:p>1</text:p>
          </table:table-cell>
          <table:table-cell table:style-name="ce6" table:formula="of:=(1/[.I39])" office:value-type="float" office:value="0.719223093324864" calcext:value-type="float">
            <text:p>0,7192231</text:p>
          </table:table-cell>
          <table:table-cell table:style-name="ce8" table:formula="of:=[.K38]-[.L39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DEC2BIN([.K39];7)" office:value-type="string" office:string-value="0001101" calcext:value-type="string">
            <text:p>0001101</text:p>
          </table:table-cell>
          <table:table-cell table:formula="of:=CONCATENATE(&quot;B&quot;;[.M39];&quot;0,&quot;)" office:value-type="string" office:string-value="B00011010," calcext:value-type="string">
            <text:p>B00011010,</text:p>
          </table:table-cell>
        </table:table-row>
        <table:table-row table:style-name="ro1">
          <table:table-cell table:number-columns-repeated="7"/>
          <table:table-cell table:style-name="ce3" office:value-type="float" office:value="28" calcext:value-type="float">
            <text:p>28</text:p>
          </table:table-cell>
          <table:table-cell table:formula="of:=[.H40]^[.$J$7]" office:value-type="float" office:value="1.39545489401497" calcext:value-type="float">
            <text:p>1</text:p>
          </table:table-cell>
          <table:table-cell table:style-name="ce6" table:formula="of:=(1/[.I40])" office:value-type="float" office:value="0.716612198852822" calcext:value-type="float">
            <text:p>0,7166122</text:p>
          </table:table-cell>
          <table:table-cell table:style-name="ce8" table:formula="of:=[.K39]-[.L4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DEC2BIN([.K40];7)" office:value-type="string" office:string-value="0001100" calcext:value-type="string">
            <text:p>0001100</text:p>
          </table:table-cell>
          <table:table-cell table:formula="of:=CONCATENATE(&quot;B&quot;;[.M40];&quot;0,&quot;)" office:value-type="string" office:string-value="B00011000," calcext:value-type="string">
            <text:p>B00011000,</text:p>
          </table:table-cell>
        </table:table-row>
        <table:table-row table:style-name="ro1">
          <table:table-cell table:number-columns-repeated="7"/>
          <table:table-cell table:style-name="ce3" office:value-type="float" office:value="29" calcext:value-type="float">
            <text:p>29</text:p>
          </table:table-cell>
          <table:table-cell table:formula="of:=[.H41]^[.$J$7]" office:value-type="float" office:value="1.4003603312914" calcext:value-type="float">
            <text:p>1</text:p>
          </table:table-cell>
          <table:table-cell table:style-name="ce6" table:formula="of:=(1/[.I41])" office:value-type="float" office:value="0.714101919095217" calcext:value-type="float">
            <text:p>0,7141019</text:p>
          </table:table-cell>
          <table:table-cell table:style-name="ce8" table:formula="of:=[.K40]-[.L41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DEC2BIN([.K41];7)" office:value-type="string" office:string-value="0001011" calcext:value-type="string">
            <text:p>0001011</text:p>
          </table:table-cell>
          <table:table-cell table:formula="of:=CONCATENATE(&quot;B&quot;;[.M41];&quot;0,&quot;)" office:value-type="string" office:string-value="B00010110," calcext:value-type="string">
            <text:p>B00010110,</text:p>
          </table:table-cell>
        </table:table-row>
        <table:table-row table:style-name="ro1">
          <table:table-cell table:number-columns-repeated="7"/>
          <table:table-cell table:style-name="ce3" office:value-type="float" office:value="30" calcext:value-type="float">
            <text:p>30</text:p>
          </table:table-cell>
          <table:table-cell table:formula="of:=[.H42]^[.$J$7]" office:value-type="float" office:value="1.40511582648365" calcext:value-type="float">
            <text:p>1</text:p>
          </table:table-cell>
          <table:table-cell table:style-name="ce6" table:formula="of:=(1/[.I42])" office:value-type="float" office:value="0.711685101791599" calcext:value-type="float">
            <text:p>0,7116851</text:p>
          </table:table-cell>
          <table:table-cell table:style-name="ce8" table:formula="of:=[.K41]-[.L4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K42];7)" office:value-type="string" office:string-value="0001010" calcext:value-type="string">
            <text:p>0001010</text:p>
          </table:table-cell>
          <table:table-cell table:formula="of:=CONCATENATE(&quot;B&quot;;[.M42];&quot;0,&quot;)" office:value-type="string" office:string-value="B00010100," calcext:value-type="string">
            <text:p>B00010100,</text:p>
          </table:table-cell>
        </table:table-row>
        <table:table-row table:style-name="ro1">
          <table:table-cell table:number-columns-repeated="7"/>
          <table:table-cell table:style-name="ce3" office:value-type="float" office:value="31" calcext:value-type="float">
            <text:p>31</text:p>
          </table:table-cell>
          <table:table-cell table:formula="of:=[.H43]^[.$J$7]" office:value-type="float" office:value="1.40973073835554" calcext:value-type="float">
            <text:p>1</text:p>
          </table:table-cell>
          <table:table-cell table:style-name="ce6" table:formula="of:=(1/[.I43])" office:value-type="float" office:value="0.709355320695146" calcext:value-type="float">
            <text:p>0,7093553</text:p>
          </table:table-cell>
          <table:table-cell table:style-name="ce8" table:formula="of:=[.K42]-[.L43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DEC2BIN([.K43];7)" office:value-type="string" office:string-value="0001001" calcext:value-type="string">
            <text:p>0001001</text:p>
          </table:table-cell>
          <table:table-cell table:formula="of:=CONCATENATE(&quot;B&quot;;[.M43];&quot;0,&quot;)" office:value-type="string" office:string-value="B00010010," calcext:value-type="string">
            <text:p>B00010010,</text:p>
          </table:table-cell>
        </table:table-row>
        <table:table-row table:style-name="ro1">
          <table:table-cell table:number-columns-repeated="7"/>
          <table:table-cell table:style-name="ce3" office:value-type="float" office:value="32" calcext:value-type="float">
            <text:p>32</text:p>
          </table:table-cell>
          <table:table-cell table:formula="of:=[.H44]^[.$J$7]" office:value-type="float" office:value="1.4142135623731" calcext:value-type="float">
            <text:p>1</text:p>
          </table:table-cell>
          <table:table-cell table:style-name="ce6" table:formula="of:=(1/[.I44])" office:value-type="float" office:value="0.707106781186547" calcext:value-type="float">
            <text:p>0,7071068</text:p>
          </table:table-cell>
          <table:table-cell table:style-name="ce8" table:formula="of:=[.K43]-[.L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DEC2BIN([.K44];7)" office:value-type="string" office:string-value="0001000" calcext:value-type="string">
            <text:p>0001000</text:p>
          </table:table-cell>
          <table:table-cell table:formula="of:=CONCATENATE(&quot;B&quot;;[.M44];&quot;0,&quot;)" office:value-type="string" office:string-value="B00010000," calcext:value-type="string">
            <text:p>B00010000,</text:p>
          </table:table-cell>
        </table:table-row>
        <table:table-row table:style-name="ro1">
          <table:table-cell table:number-columns-repeated="7"/>
          <table:table-cell table:style-name="ce3" office:value-type="float" office:value="33" calcext:value-type="float">
            <text:p>33</text:p>
          </table:table-cell>
          <table:table-cell table:formula="of:=[.H45]^[.$J$7]" office:value-type="float" office:value="1.41857203450708" calcext:value-type="float">
            <text:p>1</text:p>
          </table:table-cell>
          <table:table-cell table:style-name="ce6" table:formula="of:=(1/[.I45])" office:value-type="float" office:value="0.704934240683432" calcext:value-type="float">
            <text:p>0,7049342</text:p>
          </table:table-cell>
          <table:table-cell table:style-name="ce8" table:formula="of:=[.K44]-[.L45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DEC2BIN([.K45];7)" office:value-type="string" office:string-value="0000111" calcext:value-type="string">
            <text:p>0000111</text:p>
          </table:table-cell>
          <table:table-cell table:formula="of:=CONCATENATE(&quot;B&quot;;[.M45];&quot;0,&quot;)" office:value-type="string" office:string-value="B00001110," calcext:value-type="string">
            <text:p>B00001110,</text:p>
          </table:table-cell>
        </table:table-row>
        <table:table-row table:style-name="ro1">
          <table:table-cell table:number-columns-repeated="7"/>
          <table:table-cell table:style-name="ce3" office:value-type="float" office:value="34" calcext:value-type="float">
            <text:p>34</text:p>
          </table:table-cell>
          <table:table-cell table:formula="of:=[.H46]^[.$J$7]" office:value-type="float" office:value="1.42281321982187" calcext:value-type="float">
            <text:p>1</text:p>
          </table:table-cell>
          <table:table-cell table:style-name="ce6" table:formula="of:=(1/[.I46])" office:value-type="float" office:value="0.70283294115386" calcext:value-type="float">
            <text:p>0,7028329</text:p>
          </table:table-cell>
          <table:table-cell table:style-name="ce8" table:formula="of:=[.K45]-[.L46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DEC2BIN([.K46];7)" office:value-type="string" office:string-value="0000110" calcext:value-type="string">
            <text:p>0000110</text:p>
          </table:table-cell>
          <table:table-cell table:formula="of:=CONCATENATE(&quot;B&quot;;[.M46];&quot;0,&quot;)" office:value-type="string" office:string-value="B00001100," calcext:value-type="string">
            <text:p>B00001100,</text:p>
          </table:table-cell>
        </table:table-row>
        <table:table-row table:style-name="ro1">
          <table:table-cell table:number-columns-repeated="7"/>
          <table:table-cell table:style-name="ce3" office:value-type="float" office:value="35" calcext:value-type="float">
            <text:p>35</text:p>
          </table:table-cell>
          <table:table-cell table:formula="of:=[.H47]^[.$J$7]" office:value-type="float" office:value="1.42694358845765" calcext:value-type="float">
            <text:p>1</text:p>
          </table:table-cell>
          <table:table-cell table:style-name="ce6" table:formula="of:=(1/[.I47])" office:value-type="float" office:value="0.700798551595775" calcext:value-type="float">
            <text:p>0,7007986</text:p>
          </table:table-cell>
          <table:table-cell table:style-name="ce8" table:formula="of:=[.K46]-[.L4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DEC2BIN([.K47];7)" office:value-type="string" office:string-value="0000101" calcext:value-type="string">
            <text:p>0000101</text:p>
          </table:table-cell>
          <table:table-cell table:formula="of:=CONCATENATE(&quot;B&quot;;[.M47];&quot;0,&quot;)" office:value-type="string" office:string-value="B00001010," calcext:value-type="string">
            <text:p>B00001010,</text:p>
          </table:table-cell>
        </table:table-row>
        <table:table-row table:style-name="ro1">
          <table:table-cell table:number-columns-repeated="7"/>
          <table:table-cell table:style-name="ce3" office:value-type="float" office:value="36" calcext:value-type="float">
            <text:p>36</text:p>
          </table:table-cell>
          <table:table-cell table:formula="of:=[.H48]^[.$J$7]" office:value-type="float" office:value="1.43096908110526" calcext:value-type="float">
            <text:p>1</text:p>
          </table:table-cell>
          <table:table-cell table:style-name="ce6" table:formula="of:=(1/[.I48])" office:value-type="float" office:value="0.698827118771579" calcext:value-type="float">
            <text:p>0,6988271</text:p>
          </table:table-cell>
          <table:table-cell table:style-name="ce8" table:formula="of:=[.K47]-[.L4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DEC2BIN([.K48];7)" office:value-type="string" office:string-value="0000100" calcext:value-type="string">
            <text:p>0000100</text:p>
          </table:table-cell>
          <table:table-cell table:formula="of:=CONCATENATE(&quot;B&quot;;[.M48];&quot;0,&quot;)" office:value-type="string" office:string-value="B00001000," calcext:value-type="string">
            <text:p>B00001000,</text:p>
          </table:table-cell>
        </table:table-row>
        <table:table-row table:style-name="ro1">
          <table:table-cell table:number-columns-repeated="7"/>
          <table:table-cell table:style-name="ce3" office:value-type="float" office:value="37" calcext:value-type="float">
            <text:p>37</text:p>
          </table:table-cell>
          <table:table-cell table:formula="of:=[.H49]^[.$J$7]" office:value-type="float" office:value="1.43489516567536" calcext:value-type="float">
            <text:p>1</text:p>
          </table:table-cell>
          <table:table-cell table:style-name="ce6" table:formula="of:=(1/[.I49])" office:value-type="float" office:value="0.696915024819484" calcext:value-type="float">
            <text:p>0,6969150</text:p>
          </table:table-cell>
          <table:table-cell table:style-name="ce8" table:formula="of:=[.K48]-[.L4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K49];7)" office:value-type="string" office:string-value="0000011" calcext:value-type="string">
            <text:p>0000011</text:p>
          </table:table-cell>
          <table:table-cell table:formula="of:=CONCATENATE(&quot;B&quot;;[.M49];&quot;0,&quot;)" office:value-type="string" office:string-value="B00000110," calcext:value-type="string">
            <text:p>B00000110,</text:p>
          </table:table-cell>
        </table:table-row>
        <table:table-row table:style-name="ro1">
          <table:table-cell table:number-columns-repeated="7"/>
          <table:table-cell table:style-name="ce3" office:value-type="float" office:value="38" calcext:value-type="float">
            <text:p>38</text:p>
          </table:table-cell>
          <table:table-cell table:formula="of:=[.H50]^[.$J$7]" office:value-type="float" office:value="1.43872688654992" calcext:value-type="float">
            <text:p>1</text:p>
          </table:table-cell>
          <table:table-cell table:style-name="ce6" table:formula="of:=(1/[.I50])" office:value-type="float" office:value="0.695058950624056" calcext:value-type="float">
            <text:p>0,6950590</text:p>
          </table:table-cell>
          <table:table-cell table:style-name="ce8" table:formula="of:=[.K49]-[.L5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DEC2BIN([.K50];7)" office:value-type="string" office:string-value="0000010" calcext:value-type="string">
            <text:p>0000010</text:p>
          </table:table-cell>
          <table:table-cell table:formula="of:=CONCATENATE(&quot;B&quot;;[.M50];&quot;0,&quot;)" office:value-type="string" office:string-value="B00000100," calcext:value-type="string">
            <text:p>B00000100,</text:p>
          </table:table-cell>
        </table:table-row>
        <table:table-row table:style-name="ro1">
          <table:table-cell table:number-columns-repeated="7"/>
          <table:table-cell table:style-name="ce3" office:value-type="float" office:value="39" calcext:value-type="float">
            <text:p>39</text:p>
          </table:table-cell>
          <table:table-cell table:formula="of:=[.H51]^[.$J$7]" office:value-type="float" office:value="1.44246890755463" calcext:value-type="float">
            <text:p>1</text:p>
          </table:table-cell>
          <table:table-cell table:style-name="ce6" table:formula="of:=(1/[.I51])" office:value-type="float" office:value="0.693255844034287" calcext:value-type="float">
            <text:p>0,6932558</text:p>
          </table:table-cell>
          <table:table-cell table:style-name="ce8" table:formula="of:=[.K50]-[.L5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DEC2BIN([.K51];7)" office:value-type="string" office:string-value="0000001" calcext:value-type="string">
            <text:p>0000001</text:p>
          </table:table-cell>
          <table:table-cell table:formula="of:=CONCATENATE(&quot;B&quot;;[.M51];&quot;0,&quot;)" office:value-type="string" office:string-value="B00000010," calcext:value-type="string">
            <text:p>B00000010,</text:p>
          </table:table-cell>
        </table:table-row>
        <table:table-row table:style-name="ro1">
          <table:table-cell table:number-columns-repeated="7"/>
          <table:table-cell table:style-name="ce3" office:value-type="float" office:value="40" calcext:value-type="float">
            <text:p>40</text:p>
          </table:table-cell>
          <table:table-cell table:formula="of:=[.H52]^[.$J$7]" office:value-type="float" office:value="1.44612554959192" calcext:value-type="float">
            <text:p>1</text:p>
          </table:table-cell>
          <table:table-cell table:style-name="ce6" table:formula="of:=(1/[.I52])" office:value-type="float" office:value="0.691502892181239" calcext:value-type="float">
            <text:p>0,6915029</text:p>
          </table:table-cell>
          <table:table-cell table:style-name="ce8" table:formula="of:=[.K51]-[.L5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DEC2BIN([.K52];7)" office:value-type="string" office:string-value="0000000" calcext:value-type="string">
            <text:p>0000000</text:p>
          </table:table-cell>
          <table:table-cell table:formula="of:=CONCATENATE(&quot;B&quot;;[.M52];&quot;0,&quot;)" office:value-type="string" office:string-value="B00000000," calcext:value-type="string">
            <text:p>B00000000,</text:p>
          </table:table-cell>
        </table:table-row>
        <table:table-row table:style-name="ro1" table:number-rows-repeated="20">
          <table:table-cell table:number-columns-repeated="7"/>
          <table:table-cell table:style-name="ce3"/>
          <table:table-cell/>
          <table:table-cell table:style-name="ce6"/>
          <table:table-cell table:style-name="ce8"/>
          <table:table-cell table:number-columns-repeated="3"/>
        </table:table-row>
        <table:table-row table:style-name="ro1" table:number-rows-repeated="104850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0:54:31.880024599</meta:creation-date>
    <dc:date>2019-05-28T17:41:53.787446817</dc:date>
    <meta:editing-duration>PT1H56M15S</meta:editing-duration>
    <meta:editing-cycles>1</meta:editing-cycles>
    <meta:document-statistic meta:table-count="2" meta:cell-count="36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77cm" svg:height="10.149cm" xlink:href=".." xlink:type="simple" chart:class="chart:line" chart:style-name="ch1">
        <chart:plot-area chart:style-name="ch2" table:cell-range-address="Лист2.K13:Лист2.K72" svg:x="0.255cm" svg:y="0.202cm" svg:width="12.267cm" svg:height="9.745cm">
          <chartooo:coordinate-region svg:x="0.876cm" svg:y="0.401cm" svg:width="11.646cm" svg:height="8.7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2.K13:Лист2.K72" chart:class="chart:line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">
                <text:p>39</text:p>
                <draw:g>
                  <svg:desc>Лист2.K13:Лист2.K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